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utch801BT-Roman" svg:font-family="Dutch801BT-Roman" style:font-family-generic="roman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表格1" style:family="table">
      <style:table-properties style:width="17.59cm" table:align="margins"/>
    </style:style>
    <style:style style:name="表格1.A" style:family="table-column">
      <style:table-column-properties style:column-width="17.59cm" style:rel-column-width="65535*"/>
    </style:style>
    <style:style style:name="表格1.A1" style:family="table-cell">
      <style:table-cell-properties fo:padding="0.097cm" fo:border="0.05pt solid #000000"/>
    </style:style>
    <style:style style:name="P1" style:family="paragraph" style:parent-style-name="Footnote" style:list-style-name="">
      <style:paragraph-properties fo:text-align="start" style:justify-single-word="false" style:text-autospace="none"/>
      <style:text-properties style:font-name="DejaVu Serif" fo:font-size="9pt" style:font-name-asian="Dutch801BT-Roman" style:font-size-asian="9pt" style:font-name-complex="Dutch801BT-Roman" style:font-size-complex="9pt"/>
    </style:style>
    <number:date-style style:name="N5084" number:language="en" number:country="US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2010 Fuzhou Onsite B "Nubulsa Expo" Solution</text:h>
      <text:p text:style-name="Standard">本作品採用<text:a xlink:type="simple" xlink:href="http://creativecommons.org/licenses/by-nc-sa/3.0/deed.zh">知識共享署名-非商业性使用-相同方式共享 3.0 Unported許可協議</text:a>进行許可</text:p>
      <text:p text:style-name="Standard">write by Gestalti Lur</text:p>
      <text:p text:style-name="Standard"><text:date style:data-style-name="N5084" text:date-value="2012-09-21T13:33:09" text:fixed="true">2012-09-21</text:date></text:p>
      <text:p text:style-name="Standard">題目鏈接：<text:a xlink:type="simple" xlink:href="http://acm.fzu.edu.cn/problem.php?pid=2001">http://acm.fzu.edu.cn/problem.php?pid=2001</text:a> </text:p>
      <text:p text:style-name="Standard"><text:tab/><text:tab/> <text:s text:c="2"/>SPOJ FZ10B</text:p>
      <text:h text:style-name="Heading_20_2" text:outline-level="2">題目大意</text:h>
      <text:p text:style-name="Standard"><text:tab/>給出一個N(2&lt;=N&lt;=300)個點和M(M&lt;=50000)條邊的有向帶權圖求其最小割。</text:p>
      <text:h text:style-name="Heading_20_2" text:outline-level="2">算法分析</text:h>
      <text:p text:style-name="Standard"><text:tab/>參考Stoer-Wagner<text:note text:id="ftn0" text:note-class="footnote"><text:note-citation>1</text:note-citation><text:note-body><text:p text:style-name="P1">Journal of the ACM, Vol. 44, No. 4, July 1997, pp. 585–591.</text:p></text:note-body></text:note>介紹的最小割算法。</text:p>
      <text:h text:style-name="Heading_20_2" text:outline-level="2">參考代碼</text:h>
      <text:p text:style-name="Text_20_body">PS: SPOJ上數據可能需要使用long long或者__int 64.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Table_20_Contents">*</text:p>
            <text:p text:style-name="Table_20_Contents"><text:s text:c="2"/>2010 FUZHOU REGIONAL ONSITE B</text:p>
            <text:p text:style-name="Table_20_Contents"><text:s text:c="2"/>Stoer-Wagner Algorithm test</text:p>
            <text:p text:style-name="Table_20_Contents"><text:s text:c="2"/>2012-09-20</text:p>
            <text:p text:style-name="Table_20_Contents"><text:s text:c="2"/>ACCEPTED</text:p>
            <text:p text:style-name="Table_20_Contents"><text:s text:c="2"/>gestapolur</text:p>
            <text:p text:style-name="Table_20_Contents">*/</text:p>
            <text:p text:style-name="Table_20_Contents">#include&lt;cstdio&gt;</text:p>
            <text:p text:style-name="Table_20_Contents">#include&lt;cstring&gt;</text:p>
            <text:p text:style-name="Table_20_Contents">#define MAXN 313</text:p>
            <text:p text:style-name="Table_20_Contents">#define INF 2141483647</text:p>
            <text:p text:style-name="Table_20_Contents">int n , m , s , cnt;</text:p>
            <text:p text:style-name="Table_20_Contents">int w[ MAXN ][ MAXN ] , mark[ MAXN ];</text:p>
            <text:p text:style-name="Table_20_Contents">bool in[ MAXN ];</text:p>
            <text:p text:style-name="Table_20_Contents"/>
            <text:p text:style-name="Table_20_Contents">bool init()</text:p>
            <text:p text:style-name="Table_20_Contents">{</text:p>
            <text:p text:style-name="Table_20_Contents"><text:s text:c="2"/>scanf("%d%d%d" , &amp;n , &amp;m , &amp;s );</text:p>
            <text:p text:style-name="Table_20_Contents"><text:s text:c="2"/>if( n == 0 &amp;&amp; m == 0 &amp;&amp; s == 0 )</text:p>
            <text:p text:style-name="Table_20_Contents"><text:s text:c="4"/>return false;</text:p>
            <text:p text:style-name="Table_20_Contents"><text:s text:c="2"/>int i , j , u , v , c;</text:p>
            <text:p text:style-name="Table_20_Contents"><text:s text:c="2"/>for( i = 1 ; i &lt;= n ; ++ i )</text:p>
            <text:p text:style-name="Table_20_Contents"><text:s text:c="4"/>for( j = 1 ; j &lt;= n ; ++ j )</text:p>
            <text:p text:style-name="Table_20_Contents"><text:s text:c="6"/>w[ i ][ j ] = 0;</text:p>
            <text:p text:style-name="Table_20_Contents"><text:s text:c="2"/>for( i = 1 ; i &lt;= m ; ++ i )</text:p>
            <text:p text:style-name="Table_20_Contents"><text:s text:c="4"/>{</text:p>
            <text:p text:style-name="Table_20_Contents"><text:s text:c="6"/>scanf("%d%d%d" , &amp;u , &amp;v , &amp;c );</text:p>
            <text:p text:style-name="Table_20_Contents"><text:soft-page-break/><text:s text:c="6"/>if( u != v )</text:p>
            <text:p text:style-name="Table_20_Contents"><text:tab/>w[ u ][ v ] += c , w[ v ][ u ] += c;</text:p>
            <text:p text:style-name="Table_20_Contents"><text:s text:c="3"/>}</text:p>
            <text:p text:style-name="Table_20_Contents"><text:s text:c="2"/>return true;</text:p>
            <text:p text:style-name="Table_20_Contents">}</text:p>
            <text:p text:style-name="Table_20_Contents"/>
            <text:p text:style-name="Table_20_Contents">void mincut()</text:p>
            <text:p text:style-name="Table_20_Contents">{</text:p>
            <text:p text:style-name="Table_20_Contents"><text:s text:c="2"/>int i , j , k , l1 , l2 , minc = INF , tminc , tmax , tot = n;</text:p>
            <text:p text:style-name="Table_20_Contents"><text:s text:c="2"/>for( i = 1 ; i &lt;= n ; ++ i )</text:p>
            <text:p text:style-name="Table_20_Contents"><text:s text:c="4"/>{</text:p>
            <text:p text:style-name="Table_20_Contents"><text:s text:c="6"/>for( tminc = 0 , j = 1 ; j &lt;= n ; ++ j )</text:p>
            <text:p text:style-name="Table_20_Contents"><text:tab/>tminc += w[ i ][ j ];</text:p>
            <text:p text:style-name="Table_20_Contents"><text:s text:c="6"/>minc = tminc &lt; minc ? tminc : minc;</text:p>
            <text:p text:style-name="Table_20_Contents"><text:s text:c="4"/>}</text:p>
            <text:p text:style-name="Table_20_Contents"><text:s text:c="2"/>if( n &gt; 2 )//mincutphase</text:p>
            <text:p text:style-name="Table_20_Contents"><text:s text:c="4"/>for( l1 = 0 , l2 = 1 , i = 1 ; i &lt; tot ; ++ i , -- n )</text:p>
            <text:p text:style-name="Table_20_Contents"><text:s text:c="6"/>{</text:p>
            <text:p text:style-name="Table_20_Contents"><text:tab/>memset( in , false , sizeof( bool ) * ( n + 1 ));</text:p>
            <text:p text:style-name="Table_20_Contents"><text:tab/>memcpy( mark , w[ 1 ] , sizeof( int ) * ( n + 1 ));</text:p>
            <text:p text:style-name="Table_20_Contents"><text:tab/>for( in[ 1 ] = true , mark[ 1 ] = 0 , j = 1 ; j &lt; n ; ++ j )</text:p>
            <text:p text:style-name="Table_20_Contents"><text:tab/> <text:s/>{</text:p>
            <text:p text:style-name="Table_20_Contents"><text:tab/> <text:s text:c="3"/>for( l1 = l2 , l2 = 0 , tmax = 0 , k = 1 ; k &lt;= n ; ++ k )</text:p>
            <text:p text:style-name="Table_20_Contents"><text:tab/> <text:s text:c="5"/>if( !in[ k ] &amp;&amp; tmax &lt; mark[ k ] )</text:p>
            <text:p text:style-name="Table_20_Contents"><text:tab/><text:tab/>{ tmax = mark[ k ]; l2 = k; }</text:p>
            <text:p text:style-name="Table_20_Contents"><text:tab/> <text:s text:c="3"/>if( !l2 ) { printf( "0\n" ); return ; }//graph were not connected</text:p>
            <text:p text:style-name="Table_20_Contents"><text:tab/> <text:s text:c="3"/>in[ l2 ] = true;</text:p>
            <text:p text:style-name="Table_20_Contents"><text:tab/> <text:s text:c="3"/>for( k = 1 ; k &lt;= n ; ++ k )</text:p>
            <text:p text:style-name="Table_20_Contents"><text:tab/> <text:s text:c="5"/>if( mark[ k ] &lt; w[ l2 ][ k ] )</text:p>
            <text:p text:style-name="Table_20_Contents"><text:tab/><text:tab/>mark[ k ] = w[ l2 ][ k ];</text:p>
            <text:p text:style-name="Table_20_Contents"><text:tab/> <text:s/>}</text:p>
            <text:p text:style-name="Table_20_Contents"><text:tab/>for( j = 1 ; j &lt;= n ; ++ j )//merge</text:p>
            <text:p text:style-name="Table_20_Contents"><text:tab/> <text:s/>{</text:p>
            <text:p text:style-name="Table_20_Contents"><text:tab/> <text:s text:c="3"/>if( j != l1 ) { w[ l1 ][ j ] += w[ l2 ][ j ]; w[ j ][ l1 ] += w[ j ][ l2 ];}</text:p>
            <text:p text:style-name="Table_20_Contents"><text:tab/> <text:s text:c="3"/>w[ l2 ][ j ] = w[ n ][ j ]; w[ j ][ l2 ] = w[ j ][ n ];</text:p>
            <text:p text:style-name="Table_20_Contents"><text:tab/> <text:s/>}</text:p>
            <text:p text:style-name="Table_20_Contents"><text:tab/>for( tminc = 0 , j = 1 ; j &lt; n ; ++ j )//count the number</text:p>
            <text:p text:style-name="Table_20_Contents"><text:tab/> <text:s/>tminc += w[ l1 ][ j ];</text:p>
            <text:p text:style-name="Table_20_Contents"><text:tab/>minc = tminc &lt; minc ? tminc : minc;</text:p>
            <text:p text:style-name="Table_20_Contents"><text:s text:c="6"/>}</text:p>
            <text:p text:style-name="Table_20_Contents"><text:s text:c="2"/>printf( "%d\n" , m &lt; tot - 1 ? 0 : minc );</text:p>
            <text:p text:style-name="Table_20_Contents"><text:s text:c="2"/>return ;</text:p>
            <text:p text:style-name="Table_20_Contents">}</text:p>
            <text:p text:style-name="Table_20_Contents"/>
            <text:p text:style-name="Table_20_Contents">int main()</text:p>
            <text:p text:style-name="Table_20_Contents">{</text:p>
            <text:p text:style-name="Table_20_Contents"><text:s text:c="2"/>while( init() )</text:p>
            <text:p text:style-name="Table_20_Contents"><text:s text:c="4"/>mincut(); </text:p>
            <text:p text:style-name="Table_20_Contents"><text:soft-page-break/><text:s text:c="2"/>return 0;</text:p>
            <text:p text:style-name="Table_20_Contents">}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utch801BT-Roman" svg:font-family="Dutch801BT-Roman" style:font-family-generic="roman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DejaVu Serif" fo:font-size="18pt" fo:font-weight="bold" style:font-name-asian="DejaVu Sans1" style:font-size-asian="18pt" style:font-weight-asian="bold" style:font-name-complex="Lohit Hindi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="100%"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suacm </meta:initial-creator>
    <meta:creation-date>2012-07-16T08:24:39</meta:creation-date>
    <dc:date>2012-09-21T13:43:45</dc:date>
    <dc:creator>csuacm </dc:creator>
    <meta:editing-duration>PT19M12S</meta:editing-duration>
    <meta:editing-cycles>13</meta:editing-cycles>
    <meta:generator>LibreOffice/3.5$Linux_x86 LibreOffice_project/350m1$Build-2</meta:generator>
    <meta:document-statistic meta:table-count="1" meta:image-count="0" meta:object-count="0" meta:page-count="3" meta:paragraph-count="87" meta:word-count="587" meta:character-count="2187" meta:non-whitespace-character-count="1531"/>
  </office:meta>
</office:document-meta>
</file>